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88a5a" officeooo:paragraph-rsid="00188a5a"/>
    </style:style>
    <style:style style:name="T1" style:family="text">
      <style:text-properties officeooo:rsid="001a4a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mise en contexte</text:p>
      <text:p text:style-name="P1"/>
      <text:p text:style-name="P1"><text:tab/>Depuis plusieurs dizaines d’années, les scientifiques mettent en garde sur l’activité humaine et plus précisément sur les émissions de gaz à effet de serre que cette dernière génère. On voit malheureusement que ce n’est plus seulement des hypothèses mais une réalité si on regarde des évènements comme la fonte des glaces ou des pics de chaleurs extrêmes comme en hiver 2019 en Australie. Une question que l’on pourrait alors se poser est pourquoi sommes nous en train de continuer sur cette lancée et que l’on voit si peu d’initiatives pour au moins ralentir ce phénomène ? On peut alors s’intéresser à la question du lobbying et dans notre cas, le lobbying climatique. </text:p>
      <text:p text:style-name="P1"/>
      <text:p text:style-name="P1">Problématiques</text:p>
      <text:p text:style-name="P1"/>
      <text:p text:style-name="P1"><text:tab/><text:span text:style-name="T1">Pour notre projet, nous allons donc nous intéresser au lobbying climatique que ce soit au niveau mondial mais plus précisément au Canada. Nous allons nous intéresser à l’évolution du lobbying, que ce soit au niveau du nombre d’institutions qui pratiquent ce genre de méthodes ainsi que celles qui en sont réceptrices ( un première hypothèse serait que ce sont les entités décisionnaires, c’est à dire les institutions publiques qui soient le plus touchées ). On essaiera de voir aussi cette évolution en terme de montants investis car il peut par exemple y avoir moins de lobbyistes mais avec plus de moyens. On suivra cette évolution de 2008 à 2018. Nous regarderons aussi qui sont les lobbyistes climatique, si des secteurs d’activités sont plus représentés que d’autres mais aussi la localisation des lobbyistes, si cela correspond aux lieux de décisions ( si on prend l’exemple du lobbying en Europe, on sait qu’il y a beaucoup de lobbyistes à Bruxelles, lieu ou se trouve le parlement européen ). Au même titre que les lobbyistes, nous analyserons aussi quels types d’institutions en sont réceptrices et si il y a une évolution au cours du temps, cela nous permettra peut-être de voir quelles stratégies les lobbyistes ont adoptés.</text:span></text:p>
      <text:p text:style-name="P1"/>
      <text:p text:style-name="P1">Présentation de la Base de données</text:p>
      <text:p text:style-name="P1"/>
      <text:p text:style-name="P1">Proposition des visualis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1:48:18.977881199</meta:creation-date>
    <dc:date>2020-02-24T12:14:40.650068774</dc:date>
    <meta:editing-duration>PT6M1S</meta:editing-duration>
    <meta:editing-cycles>1</meta:editing-cycles>
    <meta:document-statistic meta:table-count="0" meta:image-count="0" meta:object-count="0" meta:page-count="1" meta:paragraph-count="6" meta:word-count="329" meta:character-count="2005" meta:non-whitespace-character-count="1679"/>
    <meta:generator>LibreOffice/6.2.6.2$Linux_X86_64 LibreOffice_project/20$Build-2</meta:generator>
  </office:meta>
</office:document-meta>
</file>